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Početnička uputstva</text:h>
      <text:p text:style-name="First_20_paragraph">Ova uputstva pokazuju korak po korak kako početi s OpenStreetMap. Naučit će te kako kreirati korisnički račun, kako koristiti softver za uređivanje karte, te kako ići na teren i skupljati informacije bitne za kartu.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Započnite</text:p>
      <text:list xml:id="list429354385885108701" text:style-name="L3">
        <text:list-item>
          <text:p text:style-name="P4"><text:a xlink:type="simple" xlink:href="mailto:learnosm@hotosm.org"><text:span text:style-name="Definition">learnosm@hotosm.org</text:span></text:a></text:p>
        </text:list-item>
        <text:list-item>
          <text:p text:style-name="P4"><text:a xlink:type="simple" xlink:href="https://twitter.com/learnosm"><text:span text:style-name="Definition">@learnOSM</text:span></text:a></text:p>
        </text:list-item>
        <text:list-item>
          <text:p text:style-name="P4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6:44.773775248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79" meta:character-count="498" meta:non-whitespace-character-count="431"/>
    <meta:generator>LibreOffice/4.2.8.2$Linux_X86_64 LibreOffice_project/420m0$Build-2</meta:generator>
  </office:meta>
</office:document-meta>
</file>